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482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58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15.4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00">
      <style:table-cell-properties fo:padding="0.071cm"/>
    </style:style>
    <style:style style:name="ce7" style:family="table-cell" style:parent-style-name="Default" style:data-style-name="N2"/>
    <style:style style:name="ce8" style:family="table-cell" style:parent-style-name="Default" style:data-style-name="N5">
      <style:table-cell-properties fo:padding="0.071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7"/>
        <table:table-column table:style-name="co12" table:default-cell-style-name="ce9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2</text:p>
          </table:table-cell>
          <table:table-cell office:value-type="string">
            <text:p>SCGCMP</text:p>
          </table:table-cell>
          <table:table-cell table:formula="of:=[.C3]" office:value-type="string" office:string-value="SNOANTDIA030001">
            <text:p>SNOANTDIA030001</text:p>
          </table:table-cell>
          <table:table-cell office:value-type="string">
            <text:p>H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4" office:value-type="string">
            <text:p>0</text:p>
          </table:table-cell>
          <table:table-cell table:formula="of:=SUM([.M4:.M47])" office:value-type="float" office:value="2388000.84">
            <text:p>2388000,84</text:p>
          </table:table-cell>
          <table:table-cell office:value-type="string">
            <text:p>0</text:p>
          </table:table-cell>
          <table:table-cell table:style-name="ce3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DIA030001','2014-03-31','---','-------------------------','2110104020000000002','SCGCMP','SNOANTDIA030001','H','PROVISION DE ANTIGUEDAD DE PRESTACIONES SOCIALES NOMINA DIARIA MARZO 2014',2388000,84,0);">
            <text:p>INSERT INTO scg_dt_cmp VALUES('0001','SCGCMP','SNOANTDIA030001','2014-03-31','---','-------------------------','2110104020000000002','SCGCMP','SNOANTDIA030001','H','PROVISION DE ANTIGUEDAD DE PRESTACIONES SOCIALES NOMINA DIARIA MARZO 2014',2388000,84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4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3602</text:p>
          </table:table-cell>
          <table:table-cell table:style-name="ce8" office:value-type="float" office:value="5462.07">
            <text:p>5.462,07</text:p>
          </table:table-cell>
          <table:table-cell office:value-type="float" office:value="1">
            <text:p>1</text:p>
          </table:table-cell>
          <table:table-cell table:style-name="ce3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DIA030001','2014-03-31','---','-------------------------','6110800003602000001','SCGCMP','SNOANTDIA030001','D','PROVISION DE ANTIGUEDAD DE PRESTACIONES SOCIALES NOMINA DIARIA MARZO 2014',5462,07,1);">
            <text:p>INSERT INTO scg_dt_cmp VALUES('0001','SCGCMP','SNOANTDIA030001','2014-03-31','---','-------------------------','6110800003602000001','SCGCMP','SNOANTDIA030001','D','PROVISION DE ANTIGUEDAD DE PRESTACIONES SOCIALES NOMINA DIARIA MARZO 2014',5462,07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5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504</text:p>
          </table:table-cell>
          <table:table-cell table:style-name="ce8" office:value-type="float" office:value="3585.62">
            <text:p>3.585,62</text:p>
          </table:table-cell>
          <table:table-cell office:value-type="float" office:value="2">
            <text:p>2</text:p>
          </table:table-cell>
          <table:table-cell table:style-name="ce3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DIA030001','2014-03-31','---','-------------------------','6110800004504000001','SCGCMP','SNOANTDIA030001','D','PROVISION DE ANTIGUEDAD DE PRESTACIONES SOCIALES NOMINA DIARIA MARZO 2014',3585,62,2);">
            <text:p>INSERT INTO scg_dt_cmp VALUES('0001','SCGCMP','SNOANTDIA030001','2014-03-31','---','-------------------------','6110800004504000001','SCGCMP','SNOANTDIA030001','D','PROVISION DE ANTIGUEDAD DE PRESTACIONES SOCIALES NOMINA DIARIA MARZO 2014',3585,62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6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2002</text:p>
          </table:table-cell>
          <table:table-cell table:style-name="ce8" office:value-type="float" office:value="312363.825">
            <text:p>312.363,83</text:p>
          </table:table-cell>
          <table:table-cell office:value-type="float" office:value="3">
            <text:p>3</text:p>
          </table:table-cell>
          <table:table-cell table:style-name="ce3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DIA030001','2014-03-31','---','-------------------------','6110800002002000001','SCGCMP','SNOANTDIA030001','D','PROVISION DE ANTIGUEDAD DE PRESTACIONES SOCIALES NOMINA DIARIA MARZO 2014',312363,825,3);">
            <text:p>INSERT INTO scg_dt_cmp VALUES('0001','SCGCMP','SNOANTDIA030001','2014-03-31','---','-------------------------','6110800002002000001','SCGCMP','SNOANTDIA030001','D','PROVISION DE ANTIGUEDAD DE PRESTACIONES SOCIALES NOMINA DIARIA MARZO 2014',312363,825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7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2903</text:p>
          </table:table-cell>
          <table:table-cell table:style-name="ce8" office:value-type="float" office:value="35194.67">
            <text:p>35.194,67</text:p>
          </table:table-cell>
          <table:table-cell office:value-type="float" office:value="4">
            <text:p>4</text:p>
          </table:table-cell>
          <table:table-cell table:style-name="ce3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DIA030001','2014-03-31','---','-------------------------','6110800002903000001','SCGCMP','SNOANTDIA030001','D','PROVISION DE ANTIGUEDAD DE PRESTACIONES SOCIALES NOMINA DIARIA MARZO 2014',35194,67,4);">
            <text:p>INSERT INTO scg_dt_cmp VALUES('0001','SCGCMP','SNOANTDIA030001','2014-03-31','---','-------------------------','6110800002903000001','SCGCMP','SNOANTDIA030001','D','PROVISION DE ANTIGUEDAD DE PRESTACIONES SOCIALES NOMINA DIARIA MARZO 2014',35194,67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8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103</text:p>
          </table:table-cell>
          <table:table-cell table:style-name="ce8" office:value-type="float" office:value="26265.74">
            <text:p>26.265,74</text:p>
          </table:table-cell>
          <table:table-cell office:value-type="float" office:value="5">
            <text:p>5</text:p>
          </table:table-cell>
          <table:table-cell table:style-name="ce3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DIA030001','2014-03-31','---','-------------------------','6110800004103000001','SCGCMP','SNOANTDIA030001','D','PROVISION DE ANTIGUEDAD DE PRESTACIONES SOCIALES NOMINA DIARIA MARZO 2014',26265,74,5);">
            <text:p>INSERT INTO scg_dt_cmp VALUES('0001','SCGCMP','SNOANTDIA030001','2014-03-31','---','-------------------------','6110800004103000001','SCGCMP','SNOANTDIA030001','D','PROVISION DE ANTIGUEDAD DE PRESTACIONES SOCIALES NOMINA DIARIA MARZO 2014',26265,74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9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2003</text:p>
          </table:table-cell>
          <table:table-cell table:style-name="ce8" office:value-type="float" office:value="30031.44">
            <text:p>30.031,44</text:p>
          </table:table-cell>
          <table:table-cell office:value-type="float" office:value="6">
            <text:p>6</text:p>
          </table:table-cell>
          <table:table-cell table:style-name="ce3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DIA030001','2014-03-31','---','-------------------------','6110800002003000001','SCGCMP','SNOANTDIA030001','D','PROVISION DE ANTIGUEDAD DE PRESTACIONES SOCIALES NOMINA DIARIA MARZO 2014',30031,44,6);">
            <text:p>INSERT INTO scg_dt_cmp VALUES('0001','SCGCMP','SNOANTDIA030001','2014-03-31','---','-------------------------','6110800002003000001','SCGCMP','SNOANTDIA030001','D','PROVISION DE ANTIGUEDAD DE PRESTACIONES SOCIALES NOMINA DIARIA MARZO 2014',30031,44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10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601</text:p>
          </table:table-cell>
          <table:table-cell table:style-name="ce8" office:value-type="float" office:value="28138.54">
            <text:p>28.138,54</text:p>
          </table:table-cell>
          <table:table-cell office:value-type="float" office:value="7">
            <text:p>7</text:p>
          </table:table-cell>
          <table:table-cell table:style-name="ce3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DIA030001','2014-03-31','---','-------------------------','6110800004601000001','SCGCMP','SNOANTDIA030001','D','PROVISION DE ANTIGUEDAD DE PRESTACIONES SOCIALES NOMINA DIARIA MARZO 2014',28138,54,7);">
            <text:p>INSERT INTO scg_dt_cmp VALUES('0001','SCGCMP','SNOANTDIA030001','2014-03-31','---','-------------------------','6110800004601000001','SCGCMP','SNOANTDIA030001','D','PROVISION DE ANTIGUEDAD DE PRESTACIONES SOCIALES NOMINA DIARIA MARZO 2014',28138,54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11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002</text:p>
          </table:table-cell>
          <table:table-cell table:style-name="ce8" office:value-type="float" office:value="5673.85">
            <text:p>5.673,85</text:p>
          </table:table-cell>
          <table:table-cell office:value-type="float" office:value="8">
            <text:p>8</text:p>
          </table:table-cell>
          <table:table-cell table:style-name="ce3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DIA030001','2014-03-31','---','-------------------------','6110800004002000001','SCGCMP','SNOANTDIA030001','D','PROVISION DE ANTIGUEDAD DE PRESTACIONES SOCIALES NOMINA DIARIA MARZO 2014',5673,85,8);">
            <text:p>INSERT INTO scg_dt_cmp VALUES('0001','SCGCMP','SNOANTDIA030001','2014-03-31','---','-------------------------','6110800004002000001','SCGCMP','SNOANTDIA030001','D','PROVISION DE ANTIGUEDAD DE PRESTACIONES SOCIALES NOMINA DIARIA MARZO 2014',5673,85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12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2400</text:p>
          </table:table-cell>
          <table:table-cell table:style-name="ce8" office:value-type="float" office:value="3762.09">
            <text:p>3.762,09</text:p>
          </table:table-cell>
          <table:table-cell office:value-type="float" office:value="9">
            <text:p>9</text:p>
          </table:table-cell>
          <table:table-cell table:style-name="ce3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DIA030001','2014-03-31','---','-------------------------','6110800002400000001','SCGCMP','SNOANTDIA030001','D','PROVISION DE ANTIGUEDAD DE PRESTACIONES SOCIALES NOMINA DIARIA MARZO 2014',3762,09,9);">
            <text:p>INSERT INTO scg_dt_cmp VALUES('0001','SCGCMP','SNOANTDIA030001','2014-03-31','---','-------------------------','6110800002400000001','SCGCMP','SNOANTDIA030001','D','PROVISION DE ANTIGUEDAD DE PRESTACIONES SOCIALES NOMINA DIARIA MARZO 2014',3762,09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2802</text:p>
          </table:table-cell>
          <table:table-cell table:style-name="ce8" office:value-type="float" office:value="9847.34">
            <text:p>9.847,34</text:p>
          </table:table-cell>
          <table:table-cell office:value-type="float" office:value="10">
            <text:p>10</text:p>
          </table:table-cell>
          <table:table-cell table:style-name="ce3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DIA030001','2014-03-31','---','-------------------------','6110800002802000001','SCGCMP','SNOANTDIA030001','D','PROVISION DE ANTIGUEDAD DE PRESTACIONES SOCIALES NOMINA DIARIA MARZO 2014',9847,34,10);">
            <text:p>INSERT INTO scg_dt_cmp VALUES('0001','SCGCMP','SNOANTDIA030001','2014-03-31','---','-------------------------','6110800002802000001','SCGCMP','SNOANTDIA030001','D','PROVISION DE ANTIGUEDAD DE PRESTACIONES SOCIALES NOMINA DIARIA MARZO 2014',9847,34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4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2900</text:p>
          </table:table-cell>
          <table:table-cell table:style-name="ce8" office:value-type="float" office:value="21592.19">
            <text:p>21.592,19</text:p>
          </table:table-cell>
          <table:table-cell office:value-type="float" office:value="11">
            <text:p>11</text:p>
          </table:table-cell>
          <table:table-cell table:style-name="ce3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DIA030001','2014-03-31','---','-------------------------','6110800002900000001','SCGCMP','SNOANTDIA030001','D','PROVISION DE ANTIGUEDAD DE PRESTACIONES SOCIALES NOMINA DIARIA MARZO 2014',21592,19,11);">
            <text:p>INSERT INTO scg_dt_cmp VALUES('0001','SCGCMP','SNOANTDIA030001','2014-03-31','---','-------------------------','6110800002900000001','SCGCMP','SNOANTDIA030001','D','PROVISION DE ANTIGUEDAD DE PRESTACIONES SOCIALES NOMINA DIARIA MARZO 2014',21592,19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5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3302</text:p>
          </table:table-cell>
          <table:table-cell table:style-name="ce8" office:value-type="float" office:value="36240.92">
            <text:p>36.240,92</text:p>
          </table:table-cell>
          <table:table-cell office:value-type="float" office:value="12">
            <text:p>12</text:p>
          </table:table-cell>
          <table:table-cell table:style-name="ce3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DIA030001','2014-03-31','---','-------------------------','6110800003302000001','SCGCMP','SNOANTDIA030001','D','PROVISION DE ANTIGUEDAD DE PRESTACIONES SOCIALES NOMINA DIARIA MARZO 2014',36240,92,12);">
            <text:p>INSERT INTO scg_dt_cmp VALUES('0001','SCGCMP','SNOANTDIA030001','2014-03-31','---','-------------------------','6110800003302000001','SCGCMP','SNOANTDIA030001','D','PROVISION DE ANTIGUEDAD DE PRESTACIONES SOCIALES NOMINA DIARIA MARZO 2014',36240,92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16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3201</text:p>
          </table:table-cell>
          <table:table-cell table:style-name="ce8" office:value-type="float" office:value="455112.32">
            <text:p>455.112,32</text:p>
          </table:table-cell>
          <table:table-cell office:value-type="float" office:value="13">
            <text:p>13</text:p>
          </table:table-cell>
          <table:table-cell table:style-name="ce3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DIA030001','2014-03-31','---','-------------------------','6110800003201000001','SCGCMP','SNOANTDIA030001','D','PROVISION DE ANTIGUEDAD DE PRESTACIONES SOCIALES NOMINA DIARIA MARZO 2014',455112,32,13);">
            <text:p>INSERT INTO scg_dt_cmp VALUES('0001','SCGCMP','SNOANTDIA030001','2014-03-31','---','-------------------------','6110800003201000001','SCGCMP','SNOANTDIA030001','D','PROVISION DE ANTIGUEDAD DE PRESTACIONES SOCIALES NOMINA DIARIA MARZO 2014',455112,32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7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508</text:p>
          </table:table-cell>
          <table:table-cell table:style-name="ce8" office:value-type="float" office:value="54622.77">
            <text:p>54.622,77</text:p>
          </table:table-cell>
          <table:table-cell office:value-type="float" office:value="14">
            <text:p>14</text:p>
          </table:table-cell>
          <table:table-cell table:style-name="ce3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DIA030001','2014-03-31','---','-------------------------','6110800004508000001','SCGCMP','SNOANTDIA030001','D','PROVISION DE ANTIGUEDAD DE PRESTACIONES SOCIALES NOMINA DIARIA MARZO 2014',54622,77,14);">
            <text:p>INSERT INTO scg_dt_cmp VALUES('0001','SCGCMP','SNOANTDIA030001','2014-03-31','---','-------------------------','6110800004508000001','SCGCMP','SNOANTDIA030001','D','PROVISION DE ANTIGUEDAD DE PRESTACIONES SOCIALES NOMINA DIARIA MARZO 2014',54622,77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18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2904</text:p>
          </table:table-cell>
          <table:table-cell table:style-name="ce8" office:value-type="float" office:value="12198.46">
            <text:p>12.198,46</text:p>
          </table:table-cell>
          <table:table-cell office:value-type="float" office:value="15">
            <text:p>15</text:p>
          </table:table-cell>
          <table:table-cell table:style-name="ce3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DIA030001','2014-03-31','---','-------------------------','6110800002904000001','SCGCMP','SNOANTDIA030001','D','PROVISION DE ANTIGUEDAD DE PRESTACIONES SOCIALES NOMINA DIARIA MARZO 2014',12198,46,15);">
            <text:p>INSERT INTO scg_dt_cmp VALUES('0001','SCGCMP','SNOANTDIA030001','2014-03-31','---','-------------------------','6110800002904000001','SCGCMP','SNOANTDIA030001','D','PROVISION DE ANTIGUEDAD DE PRESTACIONES SOCIALES NOMINA DIARIA MARZO 2014',12198,46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19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3102</text:p>
          </table:table-cell>
          <table:table-cell table:style-name="ce8" office:value-type="float" office:value="39106.15">
            <text:p>39.106,15</text:p>
          </table:table-cell>
          <table:table-cell office:value-type="float" office:value="16">
            <text:p>16</text:p>
          </table:table-cell>
          <table:table-cell table:style-name="ce3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DIA030001','2014-03-31','---','-------------------------','6110800003102000001','SCGCMP','SNOANTDIA030001','D','PROVISION DE ANTIGUEDAD DE PRESTACIONES SOCIALES NOMINA DIARIA MARZO 2014',39106,15,16);">
            <text:p>INSERT INTO scg_dt_cmp VALUES('0001','SCGCMP','SNOANTDIA030001','2014-03-31','---','-------------------------','6110800003102000001','SCGCMP','SNOANTDIA030001','D','PROVISION DE ANTIGUEDAD DE PRESTACIONES SOCIALES NOMINA DIARIA MARZO 2014',39106,15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>
            <text:p>6110800004300000001</text:p>
          </table:table-cell>
          <table:table-cell office:value-type="string">
            <text:p>SCGCMP</text:p>
          </table:table-cell>
          <table:table-cell table:formula="of:=[.C20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300</text:p>
          </table:table-cell>
          <table:table-cell table:style-name="ce8" office:value-type="float" office:value="30283.91">
            <text:p>30.283,91</text:p>
          </table:table-cell>
          <table:table-cell office:value-type="float" office:value="17">
            <text:p>17</text:p>
          </table:table-cell>
          <table:table-cell table:style-name="ce3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DIA030001','2014-03-31','---','-------------------------','6110800004300000001','SCGCMP','SNOANTDIA030001','D','PROVISION DE ANTIGUEDAD DE PRESTACIONES SOCIALES NOMINA DIARIA MARZO 2014',30283,91,17);">
            <text:p>INSERT INTO scg_dt_cmp VALUES('0001','SCGCMP','SNOANTDIA030001','2014-03-31','---','-------------------------','6110800004300000001','SCGCMP','SNOANTDIA030001','D','PROVISION DE ANTIGUEDAD DE PRESTACIONES SOCIALES NOMINA DIARIA MARZO 2014',30283,91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21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3601</text:p>
          </table:table-cell>
          <table:table-cell table:style-name="ce8" office:value-type="float" office:value="21359.09">
            <text:p>21.359,09</text:p>
          </table:table-cell>
          <table:table-cell office:value-type="float" office:value="18">
            <text:p>18</text:p>
          </table:table-cell>
          <table:table-cell table:style-name="ce3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DIA030001','2014-03-31','---','-------------------------','6110800003601000001','SCGCMP','SNOANTDIA030001','D','PROVISION DE ANTIGUEDAD DE PRESTACIONES SOCIALES NOMINA DIARIA MARZO 2014',21359,09,18);">
            <text:p>INSERT INTO scg_dt_cmp VALUES('0001','SCGCMP','SNOANTDIA030001','2014-03-31','---','-------------------------','6110800003601000001','SCGCMP','SNOANTDIA030001','D','PROVISION DE ANTIGUEDAD DE PRESTACIONES SOCIALES NOMINA DIARIA MARZO 2014',21359,09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22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2004</text:p>
          </table:table-cell>
          <table:table-cell table:style-name="ce8" office:value-type="float" office:value="47893.77">
            <text:p>47.893,77</text:p>
          </table:table-cell>
          <table:table-cell office:value-type="float" office:value="19">
            <text:p>19</text:p>
          </table:table-cell>
          <table:table-cell table:style-name="ce3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DIA030001','2014-03-31','---','-------------------------','6110800002004000001','SCGCMP','SNOANTDIA030001','D','PROVISION DE ANTIGUEDAD DE PRESTACIONES SOCIALES NOMINA DIARIA MARZO 2014',47893,77,19);">
            <text:p>INSERT INTO scg_dt_cmp VALUES('0001','SCGCMP','SNOANTDIA030001','2014-03-31','---','-------------------------','6110800002004000001','SCGCMP','SNOANTDIA030001','D','PROVISION DE ANTIGUEDAD DE PRESTACIONES SOCIALES NOMINA DIARIA MARZO 2014',47893,77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23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2902</text:p>
          </table:table-cell>
          <table:table-cell table:style-name="ce8" office:value-type="float" office:value="4715.6">
            <text:p>4.715,60</text:p>
          </table:table-cell>
          <table:table-cell office:value-type="float" office:value="20">
            <text:p>20</text:p>
          </table:table-cell>
          <table:table-cell table:style-name="ce3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DIA030001','2014-03-31','---','-------------------------','6110800002902000001','SCGCMP','SNOANTDIA030001','D','PROVISION DE ANTIGUEDAD DE PRESTACIONES SOCIALES NOMINA DIARIA MARZO 2014',4715,6,20);">
            <text:p>INSERT INTO scg_dt_cmp VALUES('0001','SCGCMP','SNOANTDIA030001','2014-03-31','---','-------------------------','6110800002902000001','SCGCMP','SNOANTDIA030001','D','PROVISION DE ANTIGUEDAD DE PRESTACIONES SOCIALES NOMINA DIARIA MARZO 2014',4715,6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24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101</text:p>
          </table:table-cell>
          <table:table-cell table:style-name="ce8" office:value-type="float" office:value="25619.02">
            <text:p>25.619,02</text:p>
          </table:table-cell>
          <table:table-cell office:value-type="float" office:value="21">
            <text:p>21</text:p>
          </table:table-cell>
          <table:table-cell table:style-name="ce3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DIA030001','2014-03-31','---','-------------------------','6110800004101000001','SCGCMP','SNOANTDIA030001','D','PROVISION DE ANTIGUEDAD DE PRESTACIONES SOCIALES NOMINA DIARIA MARZO 2014',25619,02,21);">
            <text:p>INSERT INTO scg_dt_cmp VALUES('0001','SCGCMP','SNOANTDIA030001','2014-03-31','---','-------------------------','6110800004101000001','SCGCMP','SNOANTDIA030001','D','PROVISION DE ANTIGUEDAD DE PRESTACIONES SOCIALES NOMINA DIARIA MARZO 2014',25619,02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25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2901</text:p>
          </table:table-cell>
          <table:table-cell table:style-name="ce8" office:value-type="float" office:value="93733.32">
            <text:p>93.733,32</text:p>
          </table:table-cell>
          <table:table-cell office:value-type="float" office:value="22">
            <text:p>22</text:p>
          </table:table-cell>
          <table:table-cell table:style-name="ce3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DIA030001','2014-03-31','---','-------------------------','6110800002901000001','SCGCMP','SNOANTDIA030001','D','PROVISION DE ANTIGUEDAD DE PRESTACIONES SOCIALES NOMINA DIARIA MARZO 2014',93733,32,22);">
            <text:p>INSERT INTO scg_dt_cmp VALUES('0001','SCGCMP','SNOANTDIA030001','2014-03-31','---','-------------------------','6110800002901000001','SCGCMP','SNOANTDIA030001','D','PROVISION DE ANTIGUEDAD DE PRESTACIONES SOCIALES NOMINA DIARIA MARZO 2014',93733,32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26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2701</text:p>
          </table:table-cell>
          <table:table-cell table:style-name="ce8" office:value-type="float" office:value="1763.62">
            <text:p>1.763,62</text:p>
          </table:table-cell>
          <table:table-cell office:value-type="float" office:value="23">
            <text:p>23</text:p>
          </table:table-cell>
          <table:table-cell table:style-name="ce3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DIA030001','2014-03-31','---','-------------------------','6110800002701000001','SCGCMP','SNOANTDIA030001','D','PROVISION DE ANTIGUEDAD DE PRESTACIONES SOCIALES NOMINA DIARIA MARZO 2014',1763,62,23);">
            <text:p>INSERT INTO scg_dt_cmp VALUES('0001','SCGCMP','SNOANTDIA030001','2014-03-31','---','-------------------------','6110800002701000001','SCGCMP','SNOANTDIA030001','D','PROVISION DE ANTIGUEDAD DE PRESTACIONES SOCIALES NOMINA DIARIA MARZO 2014',1763,62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27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3802</text:p>
          </table:table-cell>
          <table:table-cell table:style-name="ce8" office:value-type="float" office:value="17315.66">
            <text:p>17.315,66</text:p>
          </table:table-cell>
          <table:table-cell office:value-type="float" office:value="24">
            <text:p>24</text:p>
          </table:table-cell>
          <table:table-cell table:style-name="ce3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DIA030001','2014-03-31','---','-------------------------','6110800003802000001','SCGCMP','SNOANTDIA030001','D','PROVISION DE ANTIGUEDAD DE PRESTACIONES SOCIALES NOMINA DIARIA MARZO 2014',17315,66,24);">
            <text:p>INSERT INTO scg_dt_cmp VALUES('0001','SCGCMP','SNOANTDIA030001','2014-03-31','---','-------------------------','6110800003802000001','SCGCMP','SNOANTDIA030001','D','PROVISION DE ANTIGUEDAD DE PRESTACIONES SOCIALES NOMINA DIARIA MARZO 2014',17315,66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28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507</text:p>
          </table:table-cell>
          <table:table-cell table:style-name="ce8" office:value-type="float" office:value="43371.27">
            <text:p>43.371,27</text:p>
          </table:table-cell>
          <table:table-cell office:value-type="float" office:value="25">
            <text:p>25</text:p>
          </table:table-cell>
          <table:table-cell table:style-name="ce3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DIA030001','2014-03-31','---','-------------------------','6110800004507000001','SCGCMP','SNOANTDIA030001','D','PROVISION DE ANTIGUEDAD DE PRESTACIONES SOCIALES NOMINA DIARIA MARZO 2014',43371,27,25);">
            <text:p>INSERT INTO scg_dt_cmp VALUES('0001','SCGCMP','SNOANTDIA030001','2014-03-31','---','-------------------------','6110800004507000001','SCGCMP','SNOANTDIA030001','D','PROVISION DE ANTIGUEDAD DE PRESTACIONES SOCIALES NOMINA DIARIA MARZO 2014',43371,27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9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503</text:p>
          </table:table-cell>
          <table:table-cell table:style-name="ce8" office:value-type="float" office:value="19811.51">
            <text:p>19.811,51</text:p>
          </table:table-cell>
          <table:table-cell office:value-type="float" office:value="26">
            <text:p>26</text:p>
          </table:table-cell>
          <table:table-cell table:style-name="ce3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DIA030001','2014-03-31','---','-------------------------','6110800004503000001','SCGCMP','SNOANTDIA030001','D','PROVISION DE ANTIGUEDAD DE PRESTACIONES SOCIALES NOMINA DIARIA MARZO 2014',19811,51,26);">
            <text:p>INSERT INTO scg_dt_cmp VALUES('0001','SCGCMP','SNOANTDIA030001','2014-03-31','---','-------------------------','6110800004503000001','SCGCMP','SNOANTDIA030001','D','PROVISION DE ANTIGUEDAD DE PRESTACIONES SOCIALES NOMINA DIARIA MARZO 2014',19811,51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30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3801</text:p>
          </table:table-cell>
          <table:table-cell table:style-name="ce8" office:value-type="float" office:value="42317.34">
            <text:p>42.317,34</text:p>
          </table:table-cell>
          <table:table-cell office:value-type="float" office:value="27">
            <text:p>27</text:p>
          </table:table-cell>
          <table:table-cell table:style-name="ce3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DIA030001','2014-03-31','---','-------------------------','6110800003801000001','SCGCMP','SNOANTDIA030001','D','PROVISION DE ANTIGUEDAD DE PRESTACIONES SOCIALES NOMINA DIARIA MARZO 2014',42317,34,27);">
            <text:p>INSERT INTO scg_dt_cmp VALUES('0001','SCGCMP','SNOANTDIA030001','2014-03-31','---','-------------------------','6110800003801000001','SCGCMP','SNOANTDIA030001','D','PROVISION DE ANTIGUEDAD DE PRESTACIONES SOCIALES NOMINA DIARIA MARZO 2014',42317,34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31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3304</text:p>
          </table:table-cell>
          <table:table-cell table:style-name="ce8" office:value-type="float" office:value="43561.595">
            <text:p>43.561,60</text:p>
          </table:table-cell>
          <table:table-cell office:value-type="float" office:value="28">
            <text:p>28</text:p>
          </table:table-cell>
          <table:table-cell table:style-name="ce3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DIA030001','2014-03-31','---','-------------------------','6110800003304000001','SCGCMP','SNOANTDIA030001','D','PROVISION DE ANTIGUEDAD DE PRESTACIONES SOCIALES NOMINA DIARIA MARZO 2014',43561,595,28);">
            <text:p>INSERT INTO scg_dt_cmp VALUES('0001','SCGCMP','SNOANTDIA030001','2014-03-31','---','-------------------------','6110800003304000001','SCGCMP','SNOANTDIA030001','D','PROVISION DE ANTIGUEDAD DE PRESTACIONES SOCIALES NOMINA DIARIA MARZO 2014',43561,595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32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203</text:p>
          </table:table-cell>
          <table:table-cell table:style-name="ce8" office:value-type="float" office:value="279609.68">
            <text:p>279.609,68</text:p>
          </table:table-cell>
          <table:table-cell office:value-type="float" office:value="29">
            <text:p>29</text:p>
          </table:table-cell>
          <table:table-cell table:style-name="ce3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DIA030001','2014-03-31','---','-------------------------','6110800004203000001','SCGCMP','SNOANTDIA030001','D','PROVISION DE ANTIGUEDAD DE PRESTACIONES SOCIALES NOMINA DIARIA MARZO 2014',279609,68,29);">
            <text:p>INSERT INTO scg_dt_cmp VALUES('0001','SCGCMP','SNOANTDIA030001','2014-03-31','---','-------------------------','6110800004203000001','SCGCMP','SNOANTDIA030001','D','PROVISION DE ANTIGUEDAD DE PRESTACIONES SOCIALES NOMINA DIARIA MARZO 2014',279609,68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33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502</text:p>
          </table:table-cell>
          <table:table-cell table:style-name="ce8" office:value-type="float" office:value="26273.15">
            <text:p>26.273,15</text:p>
          </table:table-cell>
          <table:table-cell office:value-type="float" office:value="30">
            <text:p>30</text:p>
          </table:table-cell>
          <table:table-cell table:style-name="ce3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DIA030001','2014-03-31','---','-------------------------','6110800004502000001','SCGCMP','SNOANTDIA030001','D','PROVISION DE ANTIGUEDAD DE PRESTACIONES SOCIALES NOMINA DIARIA MARZO 2014',26273,15,30);">
            <text:p>INSERT INTO scg_dt_cmp VALUES('0001','SCGCMP','SNOANTDIA030001','2014-03-31','---','-------------------------','6110800004502000001','SCGCMP','SNOANTDIA030001','D','PROVISION DE ANTIGUEDAD DE PRESTACIONES SOCIALES NOMINA DIARIA MARZO 2014',26273,15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34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602</text:p>
          </table:table-cell>
          <table:table-cell table:style-name="ce8" office:value-type="float" office:value="19151.35">
            <text:p>19.151,35</text:p>
          </table:table-cell>
          <table:table-cell office:value-type="float" office:value="31">
            <text:p>31</text:p>
          </table:table-cell>
          <table:table-cell table:style-name="ce3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DIA030001','2014-03-31','---','-------------------------','6110800004602000001','SCGCMP','SNOANTDIA030001','D','PROVISION DE ANTIGUEDAD DE PRESTACIONES SOCIALES NOMINA DIARIA MARZO 2014',19151,35,31);">
            <text:p>INSERT INTO scg_dt_cmp VALUES('0001','SCGCMP','SNOANTDIA030001','2014-03-31','---','-------------------------','6110800004602000001','SCGCMP','SNOANTDIA030001','D','PROVISION DE ANTIGUEDAD DE PRESTACIONES SOCIALES NOMINA DIARIA MARZO 2014',19151,35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5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201</text:p>
          </table:table-cell>
          <table:table-cell table:style-name="ce8" office:value-type="float" office:value="57474.41">
            <text:p>57.474,41</text:p>
          </table:table-cell>
          <table:table-cell office:value-type="float" office:value="32">
            <text:p>32</text:p>
          </table:table-cell>
          <table:table-cell table:style-name="ce3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DIA030001','2014-03-31','---','-------------------------','6110800004201000001','SCGCMP','SNOANTDIA030001','D','PROVISION DE ANTIGUEDAD DE PRESTACIONES SOCIALES NOMINA DIARIA MARZO 2014',57474,41,32);">
            <text:p>INSERT INTO scg_dt_cmp VALUES('0001','SCGCMP','SNOANTDIA030001','2014-03-31','---','-------------------------','6110800004201000001','SCGCMP','SNOANTDIA030001','D','PROVISION DE ANTIGUEDAD DE PRESTACIONES SOCIALES NOMINA DIARIA MARZO 2014',57474,41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36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3901</text:p>
          </table:table-cell>
          <table:table-cell table:style-name="ce8" office:value-type="float" office:value="20413.1">
            <text:p>20.413,10</text:p>
          </table:table-cell>
          <table:table-cell office:value-type="float" office:value="33">
            <text:p>33</text:p>
          </table:table-cell>
          <table:table-cell table:style-name="ce3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DIA030001','2014-03-31','---','-------------------------','6110800003901000001','SCGCMP','SNOANTDIA030001','D','PROVISION DE ANTIGUEDAD DE PRESTACIONES SOCIALES NOMINA DIARIA MARZO 2014',20413,1,33);">
            <text:p>INSERT INTO scg_dt_cmp VALUES('0001','SCGCMP','SNOANTDIA030001','2014-03-31','---','-------------------------','6110800003901000001','SCGCMP','SNOANTDIA030001','D','PROVISION DE ANTIGUEDAD DE PRESTACIONES SOCIALES NOMINA DIARIA MARZO 2014',20413,1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37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102</text:p>
          </table:table-cell>
          <table:table-cell table:style-name="ce8" office:value-type="float" office:value="31850.43">
            <text:p>31.850,43</text:p>
          </table:table-cell>
          <table:table-cell office:value-type="float" office:value="34">
            <text:p>34</text:p>
          </table:table-cell>
          <table:table-cell table:style-name="ce3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DIA030001','2014-03-31','---','-------------------------','6110800004102000001','SCGCMP','SNOANTDIA030001','D','PROVISION DE ANTIGUEDAD DE PRESTACIONES SOCIALES NOMINA DIARIA MARZO 2014',31850,43,34);">
            <text:p>INSERT INTO scg_dt_cmp VALUES('0001','SCGCMP','SNOANTDIA030001','2014-03-31','---','-------------------------','6110800004102000001','SCGCMP','SNOANTDIA030001','D','PROVISION DE ANTIGUEDAD DE PRESTACIONES SOCIALES NOMINA DIARIA MARZO 2014',31850,43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38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3303</text:p>
          </table:table-cell>
          <table:table-cell table:style-name="ce8" office:value-type="float" office:value="7147.6">
            <text:p>7.147,60</text:p>
          </table:table-cell>
          <table:table-cell office:value-type="float" office:value="35">
            <text:p>35</text:p>
          </table:table-cell>
          <table:table-cell table:style-name="ce3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DIA030001','2014-03-31','---','-------------------------','6110800003303000001','SCGCMP','SNOANTDIA030001','D','PROVISION DE ANTIGUEDAD DE PRESTACIONES SOCIALES NOMINA DIARIA MARZO 2014',7147,6,35);">
            <text:p>INSERT INTO scg_dt_cmp VALUES('0001','SCGCMP','SNOANTDIA030001','2014-03-31','---','-------------------------','6110800003303000001','SCGCMP','SNOANTDIA030001','D','PROVISION DE ANTIGUEDAD DE PRESTACIONES SOCIALES NOMINA DIARIA MARZO 2014',7147,6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39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2001</text:p>
          </table:table-cell>
          <table:table-cell table:style-name="ce8" office:value-type="float" office:value="1584.33">
            <text:p>1.584,33</text:p>
          </table:table-cell>
          <table:table-cell office:value-type="float" office:value="36">
            <text:p>36</text:p>
          </table:table-cell>
          <table:table-cell table:style-name="ce3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DIA030001','2014-03-31','---','-------------------------','6110800002001000001','SCGCMP','SNOANTDIA030001','D','PROVISION DE ANTIGUEDAD DE PRESTACIONES SOCIALES NOMINA DIARIA MARZO 2014',1584,33,36);">
            <text:p>INSERT INTO scg_dt_cmp VALUES('0001','SCGCMP','SNOANTDIA030001','2014-03-31','---','-------------------------','6110800002001000001','SCGCMP','SNOANTDIA030001','D','PROVISION DE ANTIGUEDAD DE PRESTACIONES SOCIALES NOMINA DIARIA MARZO 2014',1584,33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40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3803</text:p>
          </table:table-cell>
          <table:table-cell table:style-name="ce8" office:value-type="float" office:value="238233.18">
            <text:p>238.233,18</text:p>
          </table:table-cell>
          <table:table-cell office:value-type="float" office:value="37">
            <text:p>37</text:p>
          </table:table-cell>
          <table:table-cell table:style-name="ce3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DIA030001','2014-03-31','---','-------------------------','6110800003803000001','SCGCMP','SNOANTDIA030001','D','PROVISION DE ANTIGUEDAD DE PRESTACIONES SOCIALES NOMINA DIARIA MARZO 2014',238233,18,37);">
            <text:p>INSERT INTO scg_dt_cmp VALUES('0001','SCGCMP','SNOANTDIA030001','2014-03-31','---','-------------------------','6110800003803000001','SCGCMP','SNOANTDIA030001','D','PROVISION DE ANTIGUEDAD DE PRESTACIONES SOCIALES NOMINA DIARIA MARZO 2014',238233,18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41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505</text:p>
          </table:table-cell>
          <table:table-cell table:style-name="ce8" office:value-type="float" office:value="151511.71">
            <text:p>151.511,71</text:p>
          </table:table-cell>
          <table:table-cell office:value-type="float" office:value="38">
            <text:p>38</text:p>
          </table:table-cell>
          <table:table-cell table:style-name="ce3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DIA030001','2014-03-31','---','-------------------------','6110800004505000001','SCGCMP','SNOANTDIA030001','D','PROVISION DE ANTIGUEDAD DE PRESTACIONES SOCIALES NOMINA DIARIA MARZO 2014',151511,71,38);">
            <text:p>INSERT INTO scg_dt_cmp VALUES('0001','SCGCMP','SNOANTDIA030001','2014-03-31','---','-------------------------','6110800004505000001','SCGCMP','SNOANTDIA030001','D','PROVISION DE ANTIGUEDAD DE PRESTACIONES SOCIALES NOMINA DIARIA MARZO 2014',151511,71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2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3902</text:p>
          </table:table-cell>
          <table:table-cell table:style-name="ce8" office:value-type="float" office:value="3741.76">
            <text:p>3.741,76</text:p>
          </table:table-cell>
          <table:table-cell office:value-type="float" office:value="39">
            <text:p>39</text:p>
          </table:table-cell>
          <table:table-cell table:style-name="ce3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DIA030001','2014-03-31','---','-------------------------','6110800003902000001','SCGCMP','SNOANTDIA030001','D','PROVISION DE ANTIGUEDAD DE PRESTACIONES SOCIALES NOMINA DIARIA MARZO 2014',3741,76,39);">
            <text:p>INSERT INTO scg_dt_cmp VALUES('0001','SCGCMP','SNOANTDIA030001','2014-03-31','---','-------------------------','6110800003902000001','SCGCMP','SNOANTDIA030001','D','PROVISION DE ANTIGUEDAD DE PRESTACIONES SOCIALES NOMINA DIARIA MARZO 2014',3741,76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43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700</text:p>
          </table:table-cell>
          <table:table-cell table:style-name="ce8" office:value-type="float" office:value="7829.27">
            <text:p>7.829,27</text:p>
          </table:table-cell>
          <table:table-cell office:value-type="float" office:value="40">
            <text:p>40</text:p>
          </table:table-cell>
          <table:table-cell table:style-name="ce3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DIA030001','2014-03-31','---','-------------------------','6110800004700000001','SCGCMP','SNOANTDIA030001','D','PROVISION DE ANTIGUEDAD DE PRESTACIONES SOCIALES NOMINA DIARIA MARZO 2014',7829,27,40);">
            <text:p>INSERT INTO scg_dt_cmp VALUES('0001','SCGCMP','SNOANTDIA030001','2014-03-31','---','-------------------------','6110800004700000001','SCGCMP','SNOANTDIA030001','D','PROVISION DE ANTIGUEDAD DE PRESTACIONES SOCIALES NOMINA DIARIA MARZO 2014',7829,27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4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3701</text:p>
          </table:table-cell>
          <table:table-cell table:style-name="ce8" office:value-type="float" office:value="582.95">
            <text:p>582,95</text:p>
          </table:table-cell>
          <table:table-cell office:value-type="float" office:value="41">
            <text:p>41</text:p>
          </table:table-cell>
          <table:table-cell table:style-name="ce3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DIA030001','2014-03-31','---','-------------------------','6110800003701000001','SCGCMP','SNOANTDIA030001','D','PROVISION DE ANTIGUEDAD DE PRESTACIONES SOCIALES NOMINA DIARIA MARZO 2014',582,95,41);">
            <text:p>INSERT INTO scg_dt_cmp VALUES('0001','SCGCMP','SNOANTDIA030001','2014-03-31','---','-------------------------','6110800003701000001','SCGCMP','SNOANTDIA030001','D','PROVISION DE ANTIGUEDAD DE PRESTACIONES SOCIALES NOMINA DIARIA MARZO 2014',582,95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5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202</text:p>
          </table:table-cell>
          <table:table-cell table:style-name="ce8" office:value-type="float" office:value="46722.84">
            <text:p>46.722,84</text:p>
          </table:table-cell>
          <table:table-cell office:value-type="float" office:value="42">
            <text:p>42</text:p>
          </table:table-cell>
          <table:table-cell table:style-name="ce3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DIA030001','2014-03-31','---','-------------------------','6110800004202000001','SCGCMP','SNOANTDIA030001','D','PROVISION DE ANTIGUEDAD DE PRESTACIONES SOCIALES NOMINA DIARIA MARZO 2014',46722,84,42);">
            <text:p>INSERT INTO scg_dt_cmp VALUES('0001','SCGCMP','SNOANTDIA030001','2014-03-31','---','-------------------------','6110800004202000001','SCGCMP','SNOANTDIA030001','D','PROVISION DE ANTIGUEDAD DE PRESTACIONES SOCIALES NOMINA DIARIA MARZO 2014',46722,84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6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506</text:p>
          </table:table-cell>
          <table:table-cell table:style-name="ce8" office:value-type="float" office:value="19296.35">
            <text:p>19.296,35</text:p>
          </table:table-cell>
          <table:table-cell office:value-type="float" office:value="43">
            <text:p>43</text:p>
          </table:table-cell>
          <table:table-cell table:style-name="ce3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DIA030001','2014-03-31','---','-------------------------','6110800004506000001','SCGCMP','SNOANTDIA030001','D','PROVISION DE ANTIGUEDAD DE PRESTACIONES SOCIALES NOMINA DIARIA MARZO 2014',19296,35,43);">
            <text:p>INSERT INTO scg_dt_cmp VALUES('0001','SCGCMP','SNOANTDIA030001','2014-03-31','---','-------------------------','6110800004506000001','SCGCMP','SNOANTDIA030001','D','PROVISION DE ANTIGUEDAD DE PRESTACIONES SOCIALES NOMINA DIARIA MARZO 2014',19296,35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30001</text:p>
          </table:table-cell>
          <table:table-cell table:style-name="ce4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DIA030001">
            <text:p>SNOANTDIA03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MARZO 2014</text:p>
          </table:table-cell>
          <table:table-cell table:style-name="ce6" office:value-type="string">
            <text:p>4001</text:p>
          </table:table-cell>
          <table:table-cell table:style-name="ce8" office:value-type="float" office:value="5635.03">
            <text:p>5.635,03</text:p>
          </table:table-cell>
          <table:table-cell office:value-type="float" office:value="44">
            <text:p>44</text:p>
          </table:table-cell>
          <table:table-cell table:style-name="ce3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DIA030001','2014-03-31','---','-------------------------','6110800004001000001','SCGCMP','SNOANTDIA030001','D','PROVISION DE ANTIGUEDAD DE PRESTACIONES SOCIALES NOMINA DIARIA MARZO 2014',5635,03,44);">
            <text:p>INSERT INTO scg_dt_cmp VALUES('0001','SCGCMP','SNOANTDIA030001','2014-03-31','---','-------------------------','6110800004001000001','SCGCMP','SNOANTDIA030001','D','PROVISION DE ANTIGUEDAD DE PRESTACIONES SOCIALES NOMINA DIARIA MARZO 2014',5635,03,44);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11"/>
        </table:table-row>
        <table:table-row table:style-name="ro1" table:number-rows-repeated="10485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DIA030001">
            <text:p>SNOANTDIA030001</text:p>
          </table:table-cell>
          <table:table-cell table:formula="of:=[Hoja1.D3]" office:value-type="string" office:string-value="2014-03-31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DE ANTIGUEDAD DE PRESTACIONES SOCIALES NOMINA DIARIA MARZO 2014">
            <text:p>PROVISION DE ANTIGUEDAD DE PRESTACIONES SOCIALES NOMINA DIARIA MARZO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10" table:formula="of:=[Hoja1.M3]" office:value-type="float" office:value="2388000.84">
            <text:p>2.388.000,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DIA030001','2014-03-31','---','-------------------------','PROVISION DE ANTIGUEDAD DE PRESTACIONES SOCIALES NOMINA DIARIA MARZO 2014',1,'-','----------','----------',2388000,84,0,0,0,'--','SIGESP');">
            <text:p>INSERT INTO sigesp_cmp VALUES('0001','SCGCMP','SNOANTDIA030001','2014-03-31','---','-------------------------','PROVISION DE ANTIGUEDAD DE PRESTACIONES SOCIALES NOMINA DIARIA MARZO 2014',1,'-','----------','----------',2388000,84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currency-style style:name="N122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currency-style style:name="N12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27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9:28:40</dc:date>
    <dc:creator>Sistema </dc:creator>
    <meta:editing-duration>PT5H45M21S</meta:editing-duration>
    <meta:editing-cycles>23</meta:editing-cycles>
    <meta:generator>LibreOffice/3.5$Linux_X86_64 LibreOffice_project/350m1$Build-2</meta:generator>
    <meta:document-statistic meta:table-count="2" meta:cell-count="727" meta:object-count="0"/>
  </office:meta>
</office:document-meta>
</file>